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0"/>
    <style:style style:name="P11" style:family="paragraph" style:parent-style-name="Standard" style:list-style-name="L11"/>
    <style:style style:name="P12" style:family="paragraph" style:parent-style-name="Heading_20_1">
      <style:text-properties style:text-underline-style="solid" style:text-underline-width="auto" style:text-underline-color="font-color"/>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Datenbankdokumentation – Softwareprojekt Cafeteria</text:h>
      <text:p text:style-name="Standard"/>
      <text:p text:style-name="Standard"/>
      <text:p text:style-name="Standard"/>
      <text:p text:style-name="Standard">Dies ist die Datenbankdokumentation für die Cafeteria-Website der Humboldt-Oberschule Berlin-Tegel. Hierbei handelt es sich um ein Dokument, welches die einzelnen Attribute der Datenbank tabellenweise dokumentiert und deren Funktion kurz beschreibt, um ein späteres Einsteigen in das Projekt zu erleichtern. Dabei wird allerdings eine Kenntnis der Anforderungsdefinition vorausgesetzt.</text:p>
      <text:p text:style-name="Standard"/>
      <text:p text:style-name="Standard">Sollten im Folgenden Attribute auftauchen, die ob „ja“ oder „nein“ speichern (z. B. req_admin in der columns-Relation), wo es also nur zwei Möglichkeiten gibt, so gilt für diese Dokumentation dass 1 „ja“ bedeutet und ein „nein“ durch 0 dargestellt wird.</text:p>
      <text:p text:style-name="Standard"/>
      <text:p text:style-name="Standard"/>
      <text:p text:style-name="Standard">Die changelogs-Relation dient zur Protokollierung jeder Aktion, die eine Änderung im Plan hervorruft, also zum Beispiel das Eintragen in den Plan.</text:p>
      <text:list xml:id="list14807384971" text:style-name="L1">
        <text:list-item>
          <text:p text:style-name="P1"><text:span text:style-name="T1">id</text:span> – dient der Tabelle als Primärschlüssel</text:p>
        </text:list-item>
        <text:list-item>
          <text:p text:style-name="P1"><text:span text:style-name="T1">for_date</text:span> – gibt an, für welches Datum diese Änderung vorgenommen wurde, z. B. dass sich Herr Meier für den 20. 1. 2014 eingetragen hat (nur Datum)</text:p>
        </text:list-item>
        <text:list-item>
          <text:p text:style-name="P1"><text:span text:style-name="T1">change_date</text:span> – gibt an, zu welchem Zeitpunkt die Änderung stattgefunden hat (Datum und Uhrzeit)</text:p>
        </text:list-item>
        <text:list-item>
          <text:p text:style-name="P1"><text:span text:style-name="T1">value_before</text:span> – gibt den Wert vor der Änderung an</text:p>
        </text:list-item>
        <text:list-item>
          <text:p text:style-name="P1"><text:span text:style-name="T1">value_after</text:span> – gibt den Wert nach der Änderung an</text:p>
        </text:list-item>
        <text:list-item>
          <text:p text:style-name="P1"><text:span text:style-name="T1">column_name</text:span> – gibt an, in welcher Spalte die Änderung stattgefunden hat</text:p>
        </text:list-item>
        <text:list-item>
          <text:p text:style-name="P1"><text:span text:style-name="T1">user_did</text:span> – gibt an, welcher Benutzer diese Aktion durchgeführt hat</text:p>
        </text:list-item>
      </text:list>
      <text:p text:style-name="Standard"/>
      <text:p text:style-name="Standard">Anmerkung: Die changelogs-Relation verwendet absichtlich keine Fremdschlüssel, da dort nur Log-Daten gespeichert werden sollen. Diese sollen im Nachhinein nicht mehr verändert werden.</text:p>
      <text:p text:style-name="Standard"/>
      <text:p text:style-name="Standard"/>
      <text:p text:style-name="Standard">Die columns-Relation speichert alle im Plan verfügbaren Spalten.</text:p>
      <text:list xml:id="list163091766" text:style-name="L9">
        <text:list-item>
          <text:p text:style-name="P9"><text:span text:style-name="T1">id</text:span> – dient der Relation als Primärschlüssel.</text:p>
        </text:list-item>
      </text:list>
      <text:list xml:id="list2108472983" text:style-name="L2">
        <text:list-item>
          <text:p text:style-name="P2"><text:span text:style-name="T1">name</text:span> – der Name der Spalte. Da zwei Spalten nicht den gleichen Namen haben können/sollten, muss dieser eindeutig sein.</text:p>
        </text:list-item>
        <text:list-item>
          <text:p text:style-name="P2"><text:span text:style-name="T1">type</text:span> – gibt den Typ der Spalte an. Es wird grundsätzlich unterschieden zwischen Spalten, in die Text eingetragen wird, und Spalten, in die sich Benutzer eintragen. Dabei gelten folgende Regeln:</text:p>
          <text:list>
            <text:list-item>
              <text:p text:style-name="P2">1 steht für eine Textspalte</text:p>
            </text:list-item>
            <text:list-item>
              <text:p text:style-name="P2">2 steht für eine Benutzerspalte</text:p>
            </text:list-item>
          </text:list>
        </text:list-item>
        <text:list-item>
          <text:p text:style-name="P2"><text:span text:style-name="T1">obligated</text:span> – gibt an, ob die Spalte „belegt“ sein muss, damit der Tag als vollständig belegt gilt</text:p>
        </text:list-item>
        <text:list-item>
          <text:p text:style-name="P2"><text:span text:style-name="T1">req_admin</text:span> – gibt an, ob Administratorrechte erforderlich sind, um in diese Spalte etwas einzutragen</text:p>
        </text:list-item>
        <text:list-item>
          <text:p text:style-name="P2"><text:span text:style-name="T1">order</text:span> – gibt die Position der Spalte innerhalb des Plans an. Dabei wird die erste Spalte (da Datum- und Wochentagsspalte vorgegeben sind, handelt es sich eigentlich die dritte) mit dem Wert 1 versehen, die zweite (vierte) mit 2, etc. von links nach rechts</text:p>
        </text:list-item>
      </text:list>
      <text:p text:style-name="Standard"/>
      <text:p text:style-name="Standard"/>
      <text:p text:style-name="Standard"><text:soft-page-break/>Anmerkung: name könnte genauso gut als Primärschlüssel genutzt werden, CakePHP verwendet aber standardmäßig id.</text:p>
      <text:p text:style-name="Standard"/>
      <text:p text:style-name="Standard"/>
      <text:p text:style-name="Standard">Die specialdates-Relation dient zur Speicherung von Tagen, an denen die Cafeteria irregulär geöffnet oder geschlossen hat. Im Projekt gilt grundsätzlich, dass die Cafeteria nur wochentags geöffnet und am Wochenende geschlossen hat. Steht ein Datum aber in der specialdates-Relation, so wird diese Regel invertiert, das heißt, an dem entsprechenden Wochentag wird die Cafetera nicht geöffnet bzw. die Cafeteria öffnet an einem Samstag (z. B. für den Tag der offenen Tür)</text:p>
      <text:list xml:id="list1933298002" text:style-name="L3">
        <text:list-item>
          <text:p text:style-name="P3"><text:span text:style-name="T1">date</text:span> – speichert das Datum, an dem die Sonderreglung gilt. Dient als Primärschlüssel, da ein Datum nur entweder keinmal oder einmal in der Datenbank stehen kann.</text:p>
        </text:list-item>
      </text:list>
      <text:p text:style-name="Standard"/>
      <text:p text:style-name="Standard"/>
      <text:p text:style-name="Standard">In der users-Relation werden alle Mitarbeiter der Cafeteria gespeichert.</text:p>
      <text:list xml:id="list1958582324" text:style-name="L8">
        <text:list-item>
          <text:p text:style-name="P8"><text:span text:style-name="T1">id</text:span> – dient der Relation als Primärschlüssel</text:p>
        </text:list-item>
      </text:list>
      <text:list xml:id="list1691689846" text:style-name="L4">
        <text:list-item>
          <text:p text:style-name="P4"><text:span text:style-name="T1">username</text:span> – der Benutzer- und Anzeigename. Dieser muss eindeutig sein und könnte daher auch als Primärschlüssel verwendet werden, aber nach CakePHP-Konvention wird id als Primärsch genutzt</text:p>
        </text:list-item>
        <text:list-item>
          <text:p text:style-name="P4"><text:span text:style-name="T1">fname</text:span> - der Vorname des Benutzers</text:p>
        </text:list-item>
        <text:list-item>
          <text:p text:style-name="P4"><text:span text:style-name="T1">lname</text:span> – der Nachname des Benutzers</text:p>
        </text:list-item>
        <text:list-item>
          <text:p text:style-name="P4"><text:span text:style-name="T1">password</text:span> – das Passwort des Benutzers, gespeichert als SHA1-Hash</text:p>
        </text:list-item>
        <text:list-item>
          <text:p text:style-name="P4"><text:span text:style-name="T1">tel1</text:span> – eine Telefonnummer (z. B. Festnetz)</text:p>
        </text:list-item>
        <text:list-item>
          <text:p text:style-name="P4"><text:span text:style-name="T1">tel2</text:span> – eine zweite Telefonnummer (z. B. mobil)</text:p>
        </text:list-item>
        <text:list-item>
          <text:p text:style-name="P4"><text:span text:style-name="T1">mail</text:span> – die E-Mail-Adresse des Benutzers</text:p>
        </text:list-item>
        <text:list-item>
          <text:p text:style-name="P4"><text:span text:style-name="T1">leave_date</text:span> – gibt an, an welchem Tag (nur Datum) der Benutzer seine Mitarbeit in der Cafeteria beendet hat. Ist leave_date null, so handelt es sich um einen aktiven Nutzer, der noch in der Cafeteria arbeitet</text:p>
        </text:list-item>
        <text:list-item>
          <text:p text:style-name="P4"><text:span text:style-name="T1">mo</text:span> – die Verfügbarkeit des Mitarbeiters am Montag</text:p>
        </text:list-item>
        <text:list-item>
          <text:p text:style-name="P4"><text:span text:style-name="T1">di</text:span> – die Verfügbarkeit des Mitarbeiters am Dienstag</text:p>
        </text:list-item>
        <text:list-item>
          <text:p text:style-name="P4"><text:span text:style-name="T1">mi</text:span> – die Verfügbarkeit des Mitarbeiters am Mittwoch</text:p>
        </text:list-item>
        <text:list-item>
          <text:p text:style-name="P4"><text:span text:style-name="T1">do</text:span> – die Verfügbarkeit des Mitarbeiters am Donnerstag</text:p>
        </text:list-item>
        <text:list-item>
          <text:p text:style-name="P4"><text:span text:style-name="T1">fr</text:span> – die Verfügbarkeit des Mitarbeiters am Freitag</text:p>
        </text:list-item>
        <text:list-item>
          <text:p text:style-name="P4"><text:span text:style-name="T1">admin</text:span> – gibt an, ob der Benutzer über Administratorrechte verfügt</text:p>
        </text:list-item>
      </text:list>
      <text:p text:style-name="Standard"/>
      <text:p text:style-name="Standard">Anmerkung: gültige Werte für die Verfügbarkeit eines Mitarbeiters sind:</text:p>
      <text:list xml:id="list301050507" text:style-name="L5">
        <text:list-item>
          <text:p text:style-name="P5">N für „nicht verfügbar“</text:p>
        </text:list-item>
        <text:list-item>
          <text:p text:style-name="P5">H für „halbe Schicht“</text:p>
        </text:list-item>
        <text:list-item>
          <text:p text:style-name="P5">1 für „erste Schicht“</text:p>
        </text:list-item>
        <text:list-item>
          <text:p text:style-name="P5">2 für „zweite Schicht“</text:p>
        </text:list-item>
        <text:list-item>
          <text:p text:style-name="P5">G für „Ganze Schicht“</text:p>
        </text:list-item>
      </text:list>
      <text:p text:style-name="Standard"/>
      <text:p text:style-name="Standard">name könnte genauso gut als Primärschlüssel genutzt werden, CakePHP verwendet aber standardmäßig id.</text:p>
      <text:p text:style-name="Standard"/>
      <text:p text:style-name="Standard"/>
      <text:p text:style-name="Standard">In der columns_users-Relation werden alle Daten gespeichert, die in Benutzerspalten im Plan eingetragen werden.</text:p>
      <text:list xml:id="list1532630324" text:style-name="L10">
        <text:list-item>
          <text:p text:style-name="P10"><text:span text:style-name="T1">id</text:span> – dient der Relation als Primärschlüssel</text:p>
        </text:list-item>
      </text:list>
      <text:list xml:id="list678626061" text:style-name="L6">
        <text:list-item>
          <text:p text:style-name="P6"><text:span text:style-name="T1">date</text:span> – gibt das Datum an, für das sich jemand eingetragen hat</text:p>
        </text:list-item>
        <text:list-item>
          <text:p text:style-name="P6"><text:span text:style-name="T1">user_id</text:span> – gibt den Benutzer an, der sich eingetragen hat. Hierbei handelt es sich um einen <text:soft-page-break/>Fremdschlüssel, der users.id referenziert</text:p>
        </text:list-item>
        <text:list-item>
          <text:p text:style-name="P6"><text:span text:style-name="T1">column_id</text:span> – gibt die Schicht an, für die sich jemand eingetragen hat. Hierbei handelt es sich um einen Fremdschlüssel, der columns.id referenziert</text:p>
        </text:list-item>
        <text:list-item>
          <text:p text:style-name="P6"><text:span text:style-name="T1">half_shift</text:span> – gibt an, welche Schicht wurde. Gültige Optionen sind:</text:p>
          <text:list>
            <text:list-item>
              <text:p text:style-name="P6">1 für die erste Schicht</text:p>
            </text:list-item>
            <text:list-item>
              <text:p text:style-name="P6">2 für die zweite Schicht</text:p>
            </text:list-item>
            <text:list-item>
              <text:p text:style-name="P6">3 für einen ganzen Dienst</text:p>
            </text:list-item>
          </text:list>
        </text:list-item>
      </text:list>
      <text:p text:style-name="Standard"/>
      <text:p text:style-name="Standard"/>
      <text:p text:style-name="Standard">In der columns_text-Relation werden alle Daten gespeichert, die in Textspalten im Plan eingetragen werden.</text:p>
      <text:list xml:id="list1400873795" text:style-name="L11">
        <text:list-item>
          <text:p text:style-name="P11"><text:span text:style-name="T1">id</text:span> – dient der Relation als Primärschlüssel</text:p>
        </text:list-item>
      </text:list>
      <text:list xml:id="list550176673" text:style-name="L7">
        <text:list-item>
          <text:p text:style-name="P7"><text:span text:style-name="T1">date</text:span> – gibt das Datum an, für das etwas eingetragen wurde</text:p>
        </text:list-item>
        <text:list-item>
          <text:p text:style-name="P7"><text:span text:style-name="T1">column_id</text:span> – gibt die Spalte an, in die etwas eingetragen wurde. Hierbei handelt es sich um einen Fremdschlüssel, der columns.id referenziert</text:p>
        </text:list-item>
        <text:list-item>
          <text:p text:style-name="P7"><text:span text:style-name="T1">message</text:span> – der eingetragene Tex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L.</meta:initial-creator>
    <meta:creation-date>2014-01-28T16:12:16</meta:creation-date>
    <dc:date>2014-02-05T12:58:56</dc:date>
    <dc:creator>Alex L.</dc:creator>
    <meta:editing-duration>PT2H9M28S</meta:editing-duration>
    <meta:editing-cycles>43</meta:editing-cycles>
    <meta:generator>LibreOffice/3.5$Linux_X86_64 LibreOffice_project/350m1$Build-2</meta:generator>
    <meta:document-statistic meta:table-count="0" meta:image-count="0" meta:object-count="0" meta:page-count="3" meta:paragraph-count="61" meta:word-count="894" meta:character-count="5621" meta:non-whitespace-character-count="4836"/>
  </office:meta>
</office:document-meta>
</file>